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fo:font-size="16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6pt" style:language-asian="zh" style:country-asian="CN" style:font-style-asian="normal" style:font-weight-asian="normal" style:font-name-complex="Tahoma" style:font-size-complex="16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4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Ubuntu" fo:font-size="18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8pt" style:language-asian="zh" style:country-asian="CN" style:font-style-asian="normal" style:font-weight-asian="normal" style:font-name-complex="Tahoma" style:font-size-complex="18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fo:color="#ff6f00" loext:opacity="100%" style:text-outline="false" style:text-line-through-style="none" style:text-line-through-type="none" style:text-position="0% 100%" style:font-name="Ubuntu" fo:font-size="16pt" fo:letter-spacing="normal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erif CJK SC" style:font-size-asian="16pt" style:language-asian="zh" style:country-asian="CN" style:font-style-asian="normal" style:font-weight-asian="normal" style:font-name-complex="Tahoma" style:font-size-complex="16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6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6pt" style:language-asian="zh" style:country-asian="CN" style:font-style-asian="normal" style:font-weight-asian="normal" style:font-name-complex="Tahoma" style:font-size-complex="16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8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8pt" style:language-asian="zh" style:country-asian="CN" style:font-style-asian="normal" style:font-weight-asian="normal" style:font-name-complex="Tahoma" style:font-size-complex="18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style:run-through="foreground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3646in" style:run-through="foreground"/>
      <style:paragraph-properties style:writing-mode="lr-tb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color="#000000" draw:fill="none" draw:fill-color="#ffffff" draw:textarea-vertical-align="middle" fo:min-height="0.3555in" style:run-through="foreground"/>
      <style:paragraph-properties style:writing-mode="lr-tb"/>
    </style:style>
    <style:style style:name="gr5" style:family="graphic">
      <style:graphic-properties svg:stroke-width="0.0236in" svg:stroke-color="#000000" draw:marker-start-width="0.1744in" draw:marker-end-width="0.1744in" draw:textarea-horizontal-align="center" draw:textarea-vertical-align="middle" fo:padding-top="0.0118in" fo:padding-bottom="0.0118in" fo:padding-left="0.0118in" fo:padding-right="0.0118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name="DrawObject 1" draw:style-name="gr1"><draw:frame draw:name="Metin Çerçevesi 1" draw:style-name="gr2" draw:text-style-name="P2" svg:width="1.1287in" svg:height="0.5189in" svg:x="0in" svg:y="0.2165in"><draw:text-box><text:p text:style-name="P1"><text:span text:style-name="T1">Not</text:span><text:span text:style-name="T2"> : Oran</text:span></text:p></draw:text-box></draw:frame><draw:g draw:name="DrawObject 4" draw:style-name="gr3"><draw:g draw:name="DrawObject 5" draw:style-name="gr3"><draw:frame draw:name="Metin Çerçevesi 2" draw:style-name="gr4" draw:text-style-name="P4" svg:width="0.3559in" svg:height="0.3559in" svg:x="1.2335in" svg:y="0.1201in"><draw:text-box><text:p text:style-name="P3"><text:span text:style-name="T3">a</text:span></text:p></draw:text-box></draw:frame><draw:frame draw:name="Metin Çerçevesi 3" draw:style-name="gr4" draw:text-style-name="P4" svg:width="0.3559in" svg:height="0.3559in" svg:x="1.2335in" svg:y="0.4756in"><draw:text-box><text:p text:style-name="P3"><text:span text:style-name="T3">b</text:span></text:p></draw:text-box></draw:frame></draw:g><draw:line draw:name="Yatay çizgi 1" draw:style-name="gr5" draw:text-style-name="P5" svg:x1="1.2335in" svg:y1="0.4756in" svg:x2="1.589in" svg:y2="0.4756in"><text:p/></draw:line></draw:g><draw:frame draw:name="Metin Çerçevesi 4" draw:style-name="gr2" draw:text-style-name="P2" svg:width="3.9843in" svg:height="0.365in" svg:x="1.6583in" svg:y="0.2937in"><draw:text-box><text:p><text:span text:style-name="T2">, <text:s/>a : b veya a / b şeklinde gösterilir.</text:span></text:p></draw:text-box></draw:frame></draw:g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 Telesto</meta:initial-creator>
    <meta:creation-date>2022-04-22T10:47:59.467000000</meta:creation-date>
    <dc:date>2022-04-22T10:48:11.922000000</dc:date>
    <dc:creator>T Telesto</dc:creator>
    <meta:editing-duration>PT1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Dev/7.4.0.0.alpha0$Windows_X86_64 LibreOffice_project/4659fc2f0a7223a89446edff0b77e58758b5edf5</meta:generator>
  </office:meta>
</office:document-meta>
</file>